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936f19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c89b41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1c3b9d" officeooo:paragraph-rsid="001c3b9d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1c3b9d" style:font-size-asian="9.10000038146973pt" style:font-weight-asian="normal" style:font-size-complex="9.10000038146973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936f19" style:font-size-asian="9.10000038146973pt" style:font-weight-asian="normal" style:font-size-complex="9.10000038146973pt" style:font-weight-complex="normal"/>
    </style:style>
    <style:style style:name="P8" style:family="paragraph" style:parent-style-name="Text_20_body">
      <loext:graphic-properties draw:fill="solid" draw:fill-color="#ffffff" draw:opacity="100%"/>
      <style:paragraph-properties fo:margin-top="0in" fo:margin-bottom="0in" loext:contextual-spacing="false" fo:background-color="#ffffff" fo:padding="0in" fo:border="none"/>
    </style:style>
    <style:style style:name="P9" style:family="paragraph" style:parent-style-name="Text_20_body">
      <loext:graphic-properties draw:fill="solid" draw:fill-color="#ffffff" draw:opacity="100%"/>
      <style:paragraph-properties fo:margin-top="0in" fo:margin-bottom="0in" loext:contextual-spacing="false" fo:background-color="#ffffff" fo:padding="0in" fo:border="none"/>
      <style:text-properties style:font-weight-asian="normal"/>
    </style:style>
    <style:style style:name="P10" style:family="paragraph" style:parent-style-name="Text_20_body">
      <loext:graphic-properties draw:fill="solid" draw:fill-color="#ffffff" draw:opacity="100%"/>
      <style:paragraph-properties fo:margin-top="0in" fo:margin-bottom="0in" loext:contextual-spacing="false" fo:background-color="#ffffff" fo:padding="0in" fo:border="none"/>
      <style:text-properties fo:font-weight="normal"/>
    </style:style>
    <style:style style:name="P11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T1" style:family="text">
      <style:text-properties fo:font-weight="normal"/>
    </style:style>
    <style:style style:name="T2" style:family="text">
      <style:text-properties style:font-weight-asian="normal"/>
    </style:style>
    <style:style style:name="T3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苗苗、<text:span text:style-name="T3">5G/6G</text:span>與腦機接口技術是文明的墳墓</text:h>
      <text:p text:style-name="P1"/>
      <text:p text:style-name="P7">我們在恐懼中信任的、神速製造的天使苗苗液體，與覆蓋地球的5G/6G微波信號是爲全球的腦機接口技術（即腦控）做鋪墊的！它們的口號向來偉大光榮正確，以爲人民服務爲羊頭，賣着控制人類的狗肉！且聽我細細連點成面，爲你呈現一幅驚掉你下巴的美麗新世界！</text:p>
      <text:p text:style-name="P7"/>
      <text:p text:style-name="P7"/>
      <text:p text:style-name="P8"><text:span text:style-name="T2">何謂苗苗也？由於文明民主國際“政治正確”等審查因素，這裏稱神聖不可侵犯的神速製造的天使一樣甜美的藥水爲苗苗，你懂的，那種軟硬兼施的強迫全球人打的藥水。就像在外星人面前，各國取消了政治分歧，全球第一次統一了陣線！太厲害了！太神奇了！而且反苗苗的領導人，要麼下臺，要麼意外！好神奇啊，好神奇！只是，這次我們不是槍口對着外星人，而是把針口對準了地球人。說起外星人，話說不久前，即</text:span><text:span text:style-name="T1">2022</text:span><text:span text:style-name="T2">年</text:span><text:span text:style-name="T1">5</text:span><text:span text:style-name="T2">月</text:span><text:span text:style-name="T1">18</text:span><text:span text:style-name="T2">日，美國政府罕見地開了一次</text:span><text:span text:style-name="T1">UFO</text:span><text:span text:style-name="T2">聽見會，以官方的身份證實了</text:span><text:span text:style-name="T1">UFO</text:span><text:span text:style-name="T2">的真實性，而且其現象和科技是當前人類科技無法解釋的！要求民衆重視之，要改掉以前對</text:span><text:span text:style-name="T1">UFO</text:span><text:span text:style-name="T2">事件的嘲諷之社會慣例，他們認爲</text:span><text:span text:style-name="T1">UFO</text:span><text:span text:style-name="T2">已經威脅到了國土安全，故有了此次聽證會，網上有此次聽證會的視頻。</text:span></text:p>
      <text:p text:style-name="P8"><text:span text:style-name="T2"/></text:p>
      <text:p text:style-name="P8"><text:span text:style-name="T2"/></text:p>
      <text:p text:style-name="P9">我們現代人視科學家爲權威，就差貼上神的標籤了！就像我們在恐懼中乖乖地打苗苗一樣，不問爲何此次的苗苗緣何如此神速！創了吉尼斯記錄！</text:p>
      <text:p text:style-name="P8"><text:span text:style-name="T2">因爲有些奇怪的事情見不得光，所以才不允許人討論，且以正義之辭封全球攸攸之口！其神祕不亞於</text:span><text:span text:style-name="T1">UFO</text:span><text:span text:style-name="T2">與外星人，如鬼神之存在一樣神祕！歷屆美國總統在談及外星人和</text:span><text:span text:style-name="T1">51</text:span><text:span text:style-name="T2">區，總是一保密爲由，不能說！說不得！如果沒有，哪來保密之必要！其中一位總統也以開玩笑的口吻說：它們對我們有嚴密的控制</text:span><text:span text:style-name="T1">(they have strict control over us)</text:span><text:span text:style-name="T2">！</text:span></text:p>
      <text:p text:style-name="P9">苗苗是神經細胞改造計劃！被改造過的人類將可以被一束微波統一控制！微波武器早就有之，只是腦機接口技術的淺層應用而已！</text:p>
      <text:p text:style-name="P9"/>
      <text:p text:style-name="P9"/>
      <text:p text:style-name="P9">所以，千萬別打苗苗！千萬別打苗苗！千萬別打苗苗！</text:p>
      <text:p text:style-name="P9"/>
      <text:p text:style-name="P9"/>
      <text:p text:style-name="P8"><text:span text:style-name="T2">製造的恐懼只是爲逼人去打苗苗！腦機接口其實早就可以通過微波信號實現了，微波武器能作用於人就是這個原理！腦機接口技術服務於殘疾人類似的美麗謊言是個笑話！殘疾人的市場才多大，他們又有多少購買力！哪個富翁會做這種虧本生意！這是一項少數“人”控制全人類的計劃！有什麼市場比這個能讓全球主義的精英們更有動力！就是幾十年前納粹臭名昭著的腦控計劃的祕密延續，被改造後的人類將可以被統一的微波信號控制，就像一個無形的鐵鍊一樣！軍隊將打不過一束微波！人類又將如何反抗？！爲啥黑奴制度存在了幾百上千年！？這傳統是憑空產生的嗎？它們骨子裏是有這個傳統的！</text:span><text:span text:style-name="T1">5G</text:span><text:span text:style-name="T2">和</text:span><text:span text:style-name="T1">6G</text:span><text:span text:style-name="T2">爲啥用微波頻段信號？！爲啥大事件越來越少學者或者大衆被允許討論了？動不動就像中國國內一樣，冠以偉光正的藉口封號了？！因爲見不得人！！！你見過人類歷史上什麼時候強迫過苗苗，而且推苗苗像做快餐一樣！以前的苗苗要幾十年才能穩定，小心翼翼的！尤其是涉及到</text:span><text:span text:style-name="T1">DNA</text:span><text:span text:style-name="T2">的苗苗更是謹慎再謹慎！</text:span></text:p>
      <text:p text:style-name="P8"><text:span text:style-name="T2"/></text:p>
      <text:p text:style-name="P8"><text:span text:style-name="T2"/></text:p>
      <text:p text:style-name="P9">不要在甜蜜的謊言中被水煮青蛙！每個人都有義務和責任去叫醒更多人！</text:p>
      <text:p text:style-name="P9"/>
      <text:p text:style-name="P9"/>
      <text:p text:style-name="P8"><text:span text:style-name="T1">https://youtu.be/CZVwfdgrqIw  </text:span><text:span text:style-name="T2">連點成面，你看到了什麼？</text:span></text:p>
      <text:p text:style-name="P8"/>
      <text:p text:style-name="P8"/>
      <text:p text:style-name="P10">-------------------------</text:p>
      <text:p text:style-name="P10">the fear they created and spread is just to scare more people to take the fast-food-alike thaccine(that-thing),because the ridiculous censorship in free-speeching world,I have to use Chinse people's wisdom to create word to avoid punishment,thus the word thaccine,I hope you got it! it also reminds me of a famous saying:our today is your future! </text:p>
      <text:p text:style-name="P10"><text:soft-page-break/>thaccine is secret neural cell alteration plan aiming for microwave brain-machine interface which is actually the notorious mind-control project, stemmed from NAZI, then secrectly continued by CIA and many other governments.the beautifully claimed future of brain-machine interface technology is a lie! think about the market size of the disabled population,and their purchasing ability !!! would you invest huge money in such a market if you were one of them! the real purpose of thaccine is to change our neural cells' DNAs so as to make all human-beings can be controlled by the same beam of micro-wave signal,for instance the heart beat of a group of people,thus no army can defeat a beam of micro-wave.think about why micro-wave weapon can work on human, then you should know micro-wave can actually communicate with human brain,but in nature,each individual's control pattern is different! and what is more strange is that 5G/6G use micro-wave spectrum,why? and why nobody speak out and alert the public? and why the rush of the thaccine and forcefully globally? when did you ever see thaccine development in such a god speed in history?!</text:p>
      <text:p text:style-name="P10">manipulation and controlling all human brain has always been a dream for them! this is the market they are looking for!</text:p>
      <text:p text:style-name="P10">the dose is so sweet to kill us all silently,what is worse is that our medias have been censored,it is everyone's responsibility to wake more people up!</text:p>
      <text:p text:style-name="P10">https://youtu.be/CZVwfdgrqIw what will you see if you connect the dots?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8-01T14:12:21.295718838</dc:date>
    <meta:editing-duration>PT21H10M19S</meta:editing-duration>
    <meta:editing-cycles>257</meta:editing-cycles>
    <meta:document-statistic meta:table-count="0" meta:image-count="0" meta:object-count="0" meta:page-count="2" meta:paragraph-count="16" meta:word-count="1472" meta:character-count="3117" meta:non-whitespace-character-count="2818"/>
  </office:meta>
</office:document-meta>
</file>